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5"/>
    <style:style style:name="P4" style:family="paragraph" style:parent-style-name="Standard">
      <style:text-properties fo:color="#800000" fo:font-weight="normal" style:font-weight-asian="normal" style:font-weight-complex="normal"/>
    </style:style>
    <style:style style:name="P5" style:family="paragraph" style:parent-style-name="Standard">
      <style:text-properties fo:color="#000000" fo:font-weight="normal" style:font-weight-asian="normal" style:font-weight-complex="normal"/>
    </style:style>
    <style:style style:name="P6" style:family="paragraph" style:parent-style-name="Standard">
      <style:text-properties fo:color="#000000" fo:font-weight="bold" style:font-weight-asian="bold" style:font-weight-complex="bold"/>
    </style:style>
    <style:style style:name="P7" style:family="paragraph" style:parent-style-name="Standard">
      <style:text-properties fo:color="#3333ff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span text:style-name="T1">CAPITAL FIRST UNDERSTANDING DOCUMENT</text:span></text:p>
      <text:p text:style-name="Standard"/>
      <text:p text:style-name="P1">Unique : cust_ref_number</text:p>
      <text:p text:style-name="Standard"/>
      <text:p text:style-name="P1">Integration:</text:p>
      <text:p text:style-name="P2"/>
      <text:p text:style-name="P2">Primematch</text:p>
      <text:p text:style-name="P2">Operations</text:p>
      <text:p text:style-name="P2">Query</text:p>
      <text:p text:style-name="P2">Query and Add</text:p>
      <text:p text:style-name="P2">EOD</text:p>
      <text:p text:style-name="P2"/>
      <text:p text:style-name="P2"/>
      <text:p text:style-name="P8">Initial:</text:p>
      <text:p text:style-name="P1"/>
      <text:p text:style-name="P2">Data input tables:</text:p>
      <text:p text:style-name="P2">cust_dtl</text:p>
      <text:p text:style-name="P2">cust_dtl_addr</text:p>
      <text:p text:style-name="P2">cust_dtl_loan<text:tab/><text:tab/><text:tab/>-- |We wont use</text:p>
      <text:p text:style-name="P2">cust_dtl_loan_mappping <text:s text:c="7"/>-- |We wont use</text:p>
      <text:p text:style-name="P2"/>
      <text:p text:style-name="P1">1. Initial Process :</text:p>
      <text:p text:style-name="Standard">ImportManager: Inserts the data into 4 stagging tables(data taken from above tables)</text:p>
      <text:p text:style-name="Standard"/>
      <text:p text:style-name="P1">2. Datatransfer:</text:p>
      <text:p text:style-name="Standard">Inserts the data into bulk target tables</text:p>
      <text:p text:style-name="Standard"/>
      <text:p text:style-name="Standard">After Datatransfer we have parallel process i.e Initial hashing --&gt; PM and SM</text:p>
      <text:p text:style-name="Standard"/>
      <text:p text:style-name="P1">3. Primematch Objects merging</text:p>
      <text:p text:style-name="Standard"/>
      <text:p text:style-name="Standard"><text:tab/><text:tab/><text:tab/><text:tab/><text:tab/>4.<text:span text:style-name="T1">Setmatch</text:span></text:p>
      <text:p text:style-name="Standard"/>
      <text:p text:style-name="Standard"><text:span text:style-name="T1">5a. Src Hashing</text:span><text:tab/><text:tab/><text:tab/><text:tab/><text:tab/><text:tab/><text:tab/><text:tab/><text:span text:style-name="T1">5b. Trg Hashing</text:span></text:p>
      <text:p text:style-name="Standard"/>
      <text:p text:style-name="Standard"><text:tab/><text:tab/><text:tab/><text:tab/><text:tab/><text:span text:style-name="T1">6.Strengths</text:span></text:p>
      <text:p text:style-name="Standard"/>
      <text:p text:style-name="Standard"><text:span text:style-name="T1">7. Clustering</text:span> --&gt; psx_cluster_cross_ref_t</text:p>
      <text:p text:style-name="Standard"/>
      <text:p text:style-name="P8">Integration:</text:p>
      <text:p text:style-name="P1"/>
      <text:p text:style-name="P2">For Integration we are using webservice</text:p>
      <text:p text:style-name="P2"/>
      <text:p text:style-name="P2">SFDC will call webservice</text:p>
      <text:p text:style-name="P2"/>
      <text:p text:style-name="P2">We have 3 webservice requests they are:</text:p>
      <text:p text:style-name="P2">1.Find customer</text:p>
      <text:p text:style-name="P2">2.Get <text:s/>response</text:p>
      <text:p text:style-name="P2">3.Create CRN</text:p>
      <text:p text:style-name="P2"/>
      <text:p text:style-name="P2"/>
      <text:list xml:id="list8726254800244920104" text:style-name="L5">
        <text:list-header>
          <text:p text:style-name="P3"><text:span text:style-name="T2"/></text:p>
        </text:list-header>
      </text:list>
      <text:p text:style-name="P1"><text:soft-page-break/>1.findCustomer():</text:p>
      <text:p text:style-name="P2">When they call find customer by giving the request details in the webservice, we will insert the data <text:s/>into oour 5 request tables and we will acknowledge with request id.</text:p>
      <text:p text:style-name="P2"/>
      <text:p text:style-name="P2">After data is inserted into 5 request tables with request status 'P', LWService will listen on the request table with status 'P' and send to Primematch for processing.</text:p>
      <text:p text:style-name="P2"/>
      <text:p text:style-name="P1">2.get Response():</text:p>
      <text:p text:style-name="P2">Users will call this webservice with the request_id(We have given in Findcustomer service)</text:p>
      <text:p text:style-name="P2">First we will check the request status in psx_request_t w.r.t request_id.</text:p>
      <text:p text:style-name="P2">If request_status is 'P' we will give message as 'RESOURCE BUSY'</text:p>
      <text:p text:style-name="P2">If request_status is 'C' we will check the results and also we will fetch the loan data elated to results from cust_dtls_loan and cust_dtls_loan_mapping tables.</text:p>
      <text:p text:style-name="P2"/>
      <text:p text:style-name="P1">3.createCRN():</text:p>
      <text:p text:style-name="P2">After giving results to users, they will call this webservice for creating CRN's</text:p>
      <text:p text:style-name="P2">They will use below flags while calling this webservice</text:p>
      <text:p text:style-name="P2">1.Existing</text:p>
      <text:p text:style-name="P2">2.New</text:p>
      <text:p text:style-name="P2"/>
      <text:p text:style-name="P2">If users call the webservice with Existing flag, we will give the CRN which is provided by the user.</text:p>
      <text:p text:style-name="P2"/>
      <text:p text:style-name="P2">If users call the webservice with new flag, we will create a new CRN(Max(mpc)+1)</text:p>
      <text:p text:style-name="P2"/>
      <text:p text:style-name="P2">All the records from this webservice are inserted into stagging tables and moved to base through Datatransfer in EOD.</text:p>
      <text:p text:style-name="P2"/>
      <text:p text:style-name="P2"/>
      <text:p text:style-name="P8">EOD</text:p>
      <text:p text:style-name="P2"/>
      <text:p text:style-name="P2">Before EOD starts data should be available in cust_dtl and cust_addr_dtl tables with a batch_id</text:p>
      <text:p text:style-name="P2">The same batch_id should be available in EOD_CONTROL table with status 'P'.</text:p>
      <text:p text:style-name="P2"/>
      <text:p text:style-name="P2">Stages in EOD:</text:p>
      <text:p text:style-name="P2">1.PSXLWService</text:p>
      <text:p text:style-name="P2">2.DataTransfer</text:p>
      <text:p text:style-name="P2">3.Inr Hashing</text:p>
      <text:p text:style-name="P2">4.PM_Merge objects</text:p>
      <text:p text:style-name="P2">5.PSXLWservice</text:p>
      <text:p text:style-name="P2"/>
      <text:p text:style-name="P1">1.PSXLWService:</text:p>
      <text:p text:style-name="P2">We call procedure in this service 'PSX_CUSTOMER_DATA_PULL' </text:p>
      <text:p text:style-name="P2">Data is moved to stagging tables from client tables</text:p>
      <text:p text:style-name="P2">Groups intraday data into EOD batch and moves from p_cdap_PM_online to p_cdap_app.</text:p>
      <text:p text:style-name="P4">SFDC+CRN – dui_flag as 'D'--need some clarifications</text:p>
      <text:p text:style-name="P4"/>
      <text:p text:style-name="P4"/>
      <text:p text:style-name="P6">2.DataTransfer:</text:p>
      <text:p text:style-name="P5">Data moved to bulk trg tables</text:p>
      <text:p text:style-name="P5">Post merge : update psx_id,cust_unq_id in crt table</text:p>
      <text:p text:style-name="P5"/>
      <text:p text:style-name="P5"/>
      <text:p text:style-name="P6"><text:soft-page-break/>3.Incr Hashing:</text:p>
      <text:p text:style-name="P5">p_cdap_pm_onine to p_cdap_app</text:p>
      <text:p text:style-name="P5"/>
      <text:p text:style-name="P6">4.PM_mergeobjects:</text:p>
      <text:p text:style-name="P5">sets_init_online to sets_init</text:p>
      <text:p text:style-name="P5">init set beans object refresh</text:p>
      <text:p text:style-name="P5"/>
      <text:p text:style-name="P6">5.PSXLWService</text:p>
      <text:p text:style-name="P5">update EOD_Control table set status 'P' to 'C'.</text:p>
      <text:p text:style-name="P5">move stg to stg_hist tables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04T11:49:23.46</meta:creation-date>
    <dc:date>2017-01-04T12:33:18.40</dc:date>
    <meta:editing-duration>PT8M23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3" meta:paragraph-count="72" meta:word-count="427" meta:character-count="2813"/>
  </office:meta>
</office:document-meta>
</file>